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co19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1">
      <style:text-properties style:text-position=""/>
    </style:style>
    <style:style style:name="ce4" style:family="table-cell" style:parent-style-name="Default" style:data-style-name="N112">
      <style:text-properties style:text-position=""/>
    </style:style>
    <style:style style:name="ce5" style:family="table-cell" style:parent-style-name="Default" style:data-style-name="N110"/>
    <style:style style:name="ce6" style:family="table-cell" style:parent-style-name="Default" style:data-style-name="N2"/>
    <style:style style:name="ce7" style:family="table-cell" style:parent-style-name="Default" style:data-style-name="N111"/>
    <style:style style:name="ce8" style:family="table-cell" style:parent-style-name="Default" style:data-style-name="N112"/>
    <style:style style:name="ce9" style:family="table-cell" style:parent-style-name="Default" style:data-style-name="N44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9" table:default-cell-style-name="Default"/>
        <table:table-column table:style-name="co1" table:number-columns-repeated="138" table:default-cell-style-name="Default"/>
        <table:table-row table:style-name="ro1" table:number-rows-repeated="4">
          <table:table-cell table:number-columns-repeated="139"/>
        </table:table-row>
        <table:table-row table:style-name="ro1">
          <table:table-cell table:number-columns-repeated="3"/>
          <table:table-cell office:value-type="float" office:value="213.7184" calcext:value-type="float">
            <text:p>213.7184</text:p>
          </table:table-cell>
          <table:table-cell office:value-type="float" office:value="332.4848" calcext:value-type="float">
            <text:p>332.4848</text:p>
          </table:table-cell>
          <table:table-cell office:value-type="float" office:value="330.5037" calcext:value-type="float">
            <text:p>330.5037</text:p>
          </table:table-cell>
          <table:table-cell office:value-type="float" office:value="305.5517" calcext:value-type="float">
            <text:p>305.5517</text:p>
          </table:table-cell>
          <table:table-cell office:value-type="float" office:value="129.8428" calcext:value-type="float">
            <text:p>129.8428</text:p>
          </table:table-cell>
          <table:table-cell office:value-type="float" office:value="214.3264" calcext:value-type="float">
            <text:p>214.3264</text:p>
          </table:table-cell>
          <table:table-cell office:value-type="float" office:value="124.0912" calcext:value-type="float">
            <text:p>124.0912</text:p>
          </table:table-cell>
          <table:table-cell office:value-type="float" office:value="227.9324" calcext:value-type="float">
            <text:p>227.9324</text:p>
          </table:table-cell>
          <table:table-cell office:value-type="float" office:value="71.1642" calcext:value-type="float">
            <text:p>71.1642</text:p>
          </table:table-cell>
          <table:table-cell office:value-type="float" office:value="309.5972" calcext:value-type="float">
            <text:p>309.5972</text:p>
          </table:table-cell>
          <table:table-cell office:value-type="float" office:value="36.9891" calcext:value-type="float">
            <text:p>36.9891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74.3132" calcext:value-type="float">
            <text:p>74.3132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28.055" calcext:value-type="float">
            <text:p>28.055</text:p>
          </table:table-cell>
          <table:table-cell office:value-type="float" office:value="37.1191" calcext:value-type="float">
            <text:p>37.1191</text:p>
          </table:table-cell>
          <table:table-cell office:value-type="float" office:value="19.4385" calcext:value-type="float">
            <text:p>19.4385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44.7732" calcext:value-type="float">
            <text:p>44.7732</text:p>
          </table:table-cell>
          <table:table-cell office:value-type="float" office:value="71.3825" calcext:value-type="float">
            <text:p>71.3825</text:p>
          </table:table-cell>
          <table:table-cell office:value-type="float" office:value="68.4175" calcext:value-type="float">
            <text:p>68.4175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51.5842" calcext:value-type="float">
            <text:p>51.584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83.0563" calcext:value-type="float">
            <text:p>83.0563</text:p>
          </table:table-cell>
          <table:table-cell office:value-type="float" office:value="108.4648" calcext:value-type="float">
            <text:p>108.4648</text:p>
          </table:table-cell>
          <table:table-cell office:value-type="float" office:value="102.7322" calcext:value-type="float">
            <text:p>102.7322</text:p>
          </table:table-cell>
          <table:table-cell office:value-type="float" office:value="80.3177" calcext:value-type="float">
            <text:p>80.317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62.6123" calcext:value-type="float">
            <text:p>62.6123</text:p>
          </table:table-cell>
          <table:table-cell office:value-type="float" office:value="53.7005" calcext:value-type="float">
            <text:p>53.700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44.0264" calcext:value-type="float">
            <text:p>44.0264</text:p>
          </table:table-cell>
          <table:table-cell office:value-type="float" office:value="36.315" calcext:value-type="float">
            <text:p>36.31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38.7906" calcext:value-type="float">
            <text:p>38.7906</text:p>
          </table:table-cell>
          <table:table-cell office:value-type="float" office:value="34.6215" calcext:value-type="float">
            <text:p>34.6215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 table:number-rows-repeated="2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 table:number-rows-repeated="8"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</text:p>
          </table:table-cell>
          <table:table-cell table:style-name="ce9" office:value-type="time" office:time-value="PT1975H00M00S" calcext:value-type="time">
            <text:p>1975:00:00</text:p>
          </table:table-cell>
          <table:table-cell office:value-type="string" calcext:value-type="string">
            <text:p>females,</text:p>
          </table:table-cell>
          <table:table-cell office:value-type="string" calcext:value-type="string">
            <text:p>newshell</text:p>
          </table:table-cell>
          <table:table-cell office:value-type="string" calcext:value-type="string">
            <text:p>mal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ldshell</text:p>
          </table:table-cell>
          <table:table-cell office:value-type="string" calcext:value-type="string">
            <text:p>males</text:p>
          </table:table-cell>
          <table:table-cell table:number-columns-repeated="124"/>
        </table:table-row>
        <table:table-row table:style-name="ro1">
          <table:table-cell/>
          <table:table-cell office:value-type="string" calcext:value-type="string">
            <text:p>females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7:.V27])" office:value-type="float" office:value="0.47682" calcext:value-type="float">
            <text:p>0.4768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newshell males</text:p>
          </table:table-cell>
          <table:table-cell office:value-type="float" office:value="0.03434" calcext:value-type="float">
            <text:p>0.0343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2522" calcext:value-type="float">
            <text:p>0.02522</text:p>
          </table:table-cell>
          <table:table-cell table:number-columns-repeated="2" office:value-type="float" office:value="0.02321" calcext:value-type="float">
            <text:p>0.02321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09" calcext:value-type="float">
            <text:p>0.01009</text:p>
          </table:table-cell>
          <table:table-cell table:formula="of:=SUM([.C28:.V28])" office:value-type="float" office:value="0.50266" calcext:value-type="float">
            <text:p>0.50266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oldshell males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5" calcext:value-type="float">
            <text:p>0.00075</text:p>
          </table:table-cell>
          <table:table-cell table:formula="of:=SUM([.C29:.V29])" office:value-type="float" office:value="0.02053" calcext:value-type="float">
            <text:p>0.02053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males</text:p>
          </table:table-cell>
          <table:table-cell table:formula="of:=[.C28]+[.C29]" office:value-type="float" office:value="0.03434" calcext:value-type="float">
            <text:p>0.03434</text:p>
          </table:table-cell>
          <table:table-cell table:formula="of:=[.D28]+[.D29]" office:value-type="float" office:value="0.06133" calcext:value-type="float">
            <text:p>0.06133</text:p>
          </table:table-cell>
          <table:table-cell table:formula="of:=[.E28]+[.E29]" office:value-type="float" office:value="0.03634" calcext:value-type="float">
            <text:p>0.03634</text:p>
          </table:table-cell>
          <table:table-cell table:formula="of:=[.F28]+[.F29]" office:value-type="float" office:value="0.03724" calcext:value-type="float">
            <text:p>0.03724</text:p>
          </table:table-cell>
          <table:table-cell table:formula="of:=[.G28]+[.G29]" office:value-type="float" office:value="0.03629" calcext:value-type="float">
            <text:p>0.03629</text:p>
          </table:table-cell>
          <table:table-cell table:formula="of:=[.H28]+[.H29]" office:value-type="float" office:value="0.02696" calcext:value-type="float">
            <text:p>0.02696</text:p>
          </table:table-cell>
          <table:table-cell table:formula="of:=[.I28]+[.I29]" office:value-type="float" office:value="0.02747" calcext:value-type="float">
            <text:p>0.02747</text:p>
          </table:table-cell>
          <table:table-cell table:formula="of:=[.J28]+[.J29]" office:value-type="float" office:value="0.02129" calcext:value-type="float">
            <text:p>0.02129</text:p>
          </table:table-cell>
          <table:table-cell table:formula="of:=[.K28]+[.K29]" office:value-type="float" office:value="0.02263" calcext:value-type="float">
            <text:p>0.02263</text:p>
          </table:table-cell>
          <table:table-cell table:formula="of:=[.L28]+[.L29]" office:value-type="float" office:value="0.0267" calcext:value-type="float">
            <text:p>0.0267</text:p>
          </table:table-cell>
          <table:table-cell table:formula="of:=[.M28]+[.M29]" office:value-type="float" office:value="0.02406" calcext:value-type="float">
            <text:p>0.02406</text:p>
          </table:table-cell>
          <table:table-cell table:formula="of:=[.N28]+[.N29]" office:value-type="float" office:value="0.02458" calcext:value-type="float">
            <text:p>0.02458</text:p>
          </table:table-cell>
          <table:table-cell table:formula="of:=[.O28]+[.O29]" office:value-type="float" office:value="0.02649" calcext:value-type="float">
            <text:p>0.02649</text:p>
          </table:table-cell>
          <table:table-cell table:formula="of:=[.P28]+[.P29]" office:value-type="float" office:value="0.0243" calcext:value-type="float">
            <text:p>0.0243</text:p>
          </table:table-cell>
          <table:table-cell table:formula="of:=[.Q28]+[.Q29]" office:value-type="float" office:value="0.02103" calcext:value-type="float">
            <text:p>0.02103</text:p>
          </table:table-cell>
          <table:table-cell table:formula="of:=[.R28]+[.R29]" office:value-type="float" office:value="0.02327" calcext:value-type="float">
            <text:p>0.02327</text:p>
          </table:table-cell>
          <table:table-cell table:formula="of:=[.S28]+[.S29]" office:value-type="float" office:value="0.01805" calcext:value-type="float">
            <text:p>0.01805</text:p>
          </table:table-cell>
          <table:table-cell table:formula="of:=[.T28]+[.T29]" office:value-type="float" office:value="0.01154" calcext:value-type="float">
            <text:p>0.01154</text:p>
          </table:table-cell>
          <table:table-cell table:formula="of:=[.U28]+[.U29]" office:value-type="float" office:value="0.00844" calcext:value-type="float">
            <text:p>0.00844</text:p>
          </table:table-cell>
          <table:table-cell table:formula="of:=[.V28]+[.V29]" office:value-type="float" office:value="0.01084" calcext:value-type="float">
            <text:p>0.01084</text:p>
          </table:table-cell>
          <table:table-cell table:formula="of:=SUM([.C30:.V30])" office:value-type="float" office:value="0.52319" calcext:value-type="float">
            <text:p>0.52319</text:p>
          </table:table-cell>
          <table:table-cell table:formula="of:=[.W27]+[.W30]" office:value-type="float" office:value="1.00001" calcext:value-type="float">
            <text:p>1.00001</text:p>
          </table:table-cell>
          <table:table-cell table:number-columns-repeated="115"/>
        </table:table-row>
        <table:table-row table:style-name="ro1">
          <table:table-cell office:value-type="float" office:value="213.7184" calcext:value-type="float">
            <text:p>213.7184</text:p>
          </table:table-cell>
          <table:table-cell table:formula="of:=[.A31]*1000000" office:value-type="float" office:value="213718400" calcext:value-type="float">
            <text:p>213718400</text:p>
          </table:table-cell>
          <table:table-cell table:number-columns-repeated="137"/>
        </table:table-row>
        <table:table-row table:style-name="ro1">
          <table:table-cell office:value-type="float" office:value="332.4848" calcext:value-type="float">
            <text:p>332.4848</text:p>
          </table:table-cell>
          <table:table-cell table:formula="of:=[.A32]*1000000" office:value-type="float" office:value="332484800" calcext:value-type="float">
            <text:p>332484800</text:p>
          </table:table-cell>
          <table:table-cell table:number-columns-repeated="137"/>
        </table:table-row>
        <table:table-row table:style-name="ro1">
          <table:table-cell office:value-type="float" office:value="330.5037" calcext:value-type="float">
            <text:p>330.5037</text:p>
          </table:table-cell>
          <table:table-cell table:formula="of:=[.A33]*1000000" office:value-type="float" office:value="330503700" calcext:value-type="float">
            <text:p>330503700</text:p>
          </table:table-cell>
          <table:table-cell table:number-columns-repeated="137"/>
        </table:table-row>
        <table:table-row table:style-name="ro1">
          <table:table-cell office:value-type="float" office:value="305.5517" calcext:value-type="float">
            <text:p>305.5517</text:p>
          </table:table-cell>
          <table:table-cell table:formula="of:=[.A34]*1000000" office:value-type="float" office:value="305551700" calcext:value-type="float">
            <text:p>305551700</text:p>
          </table:table-cell>
          <table:table-cell table:number-columns-repeated="137"/>
        </table:table-row>
        <table:table-row table:style-name="ro1">
          <table:table-cell office:value-type="float" office:value="129.8428" calcext:value-type="float">
            <text:p>129.8428</text:p>
          </table:table-cell>
          <table:table-cell table:formula="of:=[.A35]*1000000" office:value-type="float" office:value="129842800" calcext:value-type="float">
            <text:p>129842800</text:p>
          </table:table-cell>
          <table:table-cell table:number-columns-repeated="137"/>
        </table:table-row>
        <table:table-row table:style-name="ro1">
          <table:table-cell office:value-type="float" office:value="214.3264" calcext:value-type="float">
            <text:p>214.3264</text:p>
          </table:table-cell>
          <table:table-cell table:formula="of:=[.A36]*1000000" office:value-type="float" office:value="214326400" calcext:value-type="float">
            <text:p>214326400</text:p>
          </table:table-cell>
          <table:table-cell table:number-columns-repeated="137"/>
        </table:table-row>
        <table:table-row table:style-name="ro1">
          <table:table-cell office:value-type="float" office:value="124.0912" calcext:value-type="float">
            <text:p>124.0912</text:p>
          </table:table-cell>
          <table:table-cell table:formula="of:=[.A37]*1000000" office:value-type="float" office:value="124091200" calcext:value-type="float">
            <text:p>124091200</text:p>
          </table:table-cell>
          <table:table-cell table:number-columns-repeated="137"/>
        </table:table-row>
        <table:table-row table:style-name="ro1">
          <table:table-cell office:value-type="float" office:value="227.9324" calcext:value-type="float">
            <text:p>227.9324</text:p>
          </table:table-cell>
          <table:table-cell table:formula="of:=[.A38]*1000000" office:value-type="float" office:value="227932400" calcext:value-type="float">
            <text:p>227932400</text:p>
          </table:table-cell>
          <table:table-cell table:number-columns-repeated="137"/>
        </table:table-row>
        <table:table-row table:style-name="ro1">
          <table:table-cell office:value-type="float" office:value="71.1642" calcext:value-type="float">
            <text:p>71.1642</text:p>
          </table:table-cell>
          <table:table-cell table:formula="of:=[.A39]*1000000" office:value-type="float" office:value="71164200" calcext:value-type="float">
            <text:p>71164200</text:p>
          </table:table-cell>
          <table:table-cell table:number-columns-repeated="137"/>
        </table:table-row>
        <table:table-row table:style-name="ro1">
          <table:table-cell office:value-type="float" office:value="309.5972" calcext:value-type="float">
            <text:p>309.5972</text:p>
          </table:table-cell>
          <table:table-cell table:formula="of:=[.A40]*1000000" office:value-type="float" office:value="309597200" calcext:value-type="float">
            <text:p>309597200</text:p>
          </table:table-cell>
          <table:table-cell table:number-columns-repeated="137"/>
        </table:table-row>
        <table:table-row table:style-name="ro1">
          <table:table-cell office:value-type="float" office:value="36.9891" calcext:value-type="float">
            <text:p>36.9891</text:p>
          </table:table-cell>
          <table:table-cell table:formula="of:=[.A41]*1000000" office:value-type="float" office:value="36989100" calcext:value-type="float">
            <text:p>36989100</text:p>
          </table:table-cell>
          <table:table-cell table:number-columns-repeated="137"/>
        </table:table-row>
        <table:table-row table:style-name="ro1">
          <table:table-cell office:value-type="float" office:value="41.3441" calcext:value-type="float">
            <text:p>41.3441</text:p>
          </table:table-cell>
          <table:table-cell table:formula="of:=[.A42]*1000000" office:value-type="float" office:value="41344100" calcext:value-type="float">
            <text:p>41344100</text:p>
          </table:table-cell>
          <table:table-cell table:number-columns-repeated="137"/>
        </table:table-row>
        <table:table-row table:style-name="ro1">
          <table:table-cell office:value-type="float" office:value="74.3132" calcext:value-type="float">
            <text:p>74.3132</text:p>
          </table:table-cell>
          <table:table-cell table:formula="of:=[.A43]*1000000" office:value-type="float" office:value="74313200" calcext:value-type="float">
            <text:p>74313200</text:p>
          </table:table-cell>
          <table:table-cell table:number-columns-repeated="137"/>
        </table:table-row>
        <table:table-row table:style-name="ro1">
          <table:table-cell office:value-type="float" office:value="45.5366" calcext:value-type="float">
            <text:p>45.5366</text:p>
          </table:table-cell>
          <table:table-cell table:formula="of:=[.A44]*1000000" office:value-type="float" office:value="45536600" calcext:value-type="float">
            <text:p>45536600</text:p>
          </table:table-cell>
          <table:table-cell table:number-columns-repeated="137"/>
        </table:table-row>
        <table:table-row table:style-name="ro1">
          <table:table-cell office:value-type="float" office:value="38.3638" calcext:value-type="float">
            <text:p>38.3638</text:p>
          </table:table-cell>
          <table:table-cell table:formula="of:=[.A45]*1000000" office:value-type="float" office:value="38363800" calcext:value-type="float">
            <text:p>38363800</text:p>
          </table:table-cell>
          <table:table-cell table:number-columns-repeated="137"/>
        </table:table-row>
        <table:table-row table:style-name="ro1">
          <table:table-cell office:value-type="float" office:value="45.9584" calcext:value-type="float">
            <text:p>45.9584</text:p>
          </table:table-cell>
          <table:table-cell table:formula="of:=[.A46]*1000000" office:value-type="float" office:value="45958400" calcext:value-type="float">
            <text:p>45958400</text:p>
          </table:table-cell>
          <table:table-cell table:number-columns-repeated="137"/>
        </table:table-row>
        <table:table-row table:style-name="ro1">
          <table:table-cell office:value-type="float" office:value="52.3802" calcext:value-type="float">
            <text:p>52.3802</text:p>
          </table:table-cell>
          <table:table-cell table:formula="of:=[.A47]*1000000" office:value-type="float" office:value="52380200" calcext:value-type="float">
            <text:p>52380200</text:p>
          </table:table-cell>
          <table:table-cell table:number-columns-repeated="137"/>
        </table:table-row>
        <table:table-row table:style-name="ro1">
          <table:table-cell office:value-type="float" office:value="28.055" calcext:value-type="float">
            <text:p>28.055</text:p>
          </table:table-cell>
          <table:table-cell table:formula="of:=[.A48]*1000000" office:value-type="float" office:value="28055000" calcext:value-type="float">
            <text:p>28055000</text:p>
          </table:table-cell>
          <table:table-cell table:number-columns-repeated="137"/>
        </table:table-row>
        <table:table-row table:style-name="ro1">
          <table:table-cell office:value-type="float" office:value="37.1191" calcext:value-type="float">
            <text:p>37.1191</text:p>
          </table:table-cell>
          <table:table-cell table:formula="of:=[.A49]*1000000" office:value-type="float" office:value="37119100" calcext:value-type="float">
            <text:p>37119100</text:p>
          </table:table-cell>
          <table:table-cell table:number-columns-repeated="137"/>
        </table:table-row>
        <table:table-row table:style-name="ro1">
          <table:table-cell office:value-type="float" office:value="19.4385" calcext:value-type="float">
            <text:p>19.4385</text:p>
          </table:table-cell>
          <table:table-cell table:formula="of:=[.A50]*1000000" office:value-type="float" office:value="19438500" calcext:value-type="float">
            <text:p>19438500</text:p>
          </table:table-cell>
          <table:table-cell table:number-columns-repeated="137"/>
        </table:table-row>
        <table:table-row table:style-name="ro1">
          <table:table-cell office:value-type="float" office:value="31.8756" calcext:value-type="float">
            <text:p>31.8756</text:p>
          </table:table-cell>
          <table:table-cell table:formula="of:=[.A51]*1000000" office:value-type="float" office:value="31875600" calcext:value-type="float">
            <text:p>31875600</text:p>
          </table:table-cell>
          <table:table-cell table:number-columns-repeated="137"/>
        </table:table-row>
        <table:table-row table:style-name="ro1">
          <table:table-cell office:value-type="float" office:value="44.7732" calcext:value-type="float">
            <text:p>44.7732</text:p>
          </table:table-cell>
          <table:table-cell table:formula="of:=[.A52]*1000000" office:value-type="float" office:value="44773200" calcext:value-type="float">
            <text:p>44773200</text:p>
          </table:table-cell>
          <table:table-cell table:number-columns-repeated="137"/>
        </table:table-row>
        <table:table-row table:style-name="ro1">
          <table:table-cell office:value-type="float" office:value="71.3825" calcext:value-type="float">
            <text:p>71.3825</text:p>
          </table:table-cell>
          <table:table-cell table:formula="of:=[.A53]*1000000" office:value-type="float" office:value="71382500" calcext:value-type="float">
            <text:p>71382500</text:p>
          </table:table-cell>
          <table:table-cell table:number-columns-repeated="137"/>
        </table:table-row>
        <table:table-row table:style-name="ro1">
          <table:table-cell office:value-type="float" office:value="68.4175" calcext:value-type="float">
            <text:p>68.4175</text:p>
          </table:table-cell>
          <table:table-cell table:formula="of:=[.A54]*1000000" office:value-type="float" office:value="68417500" calcext:value-type="float">
            <text:p>68417500</text:p>
          </table:table-cell>
          <table:table-cell table:number-columns-repeated="137"/>
        </table:table-row>
        <table:table-row table:style-name="ro1">
          <table:table-cell office:value-type="float" office:value="44.8449" calcext:value-type="float">
            <text:p>44.8449</text:p>
          </table:table-cell>
          <table:table-cell table:formula="of:=[.A55]*1000000" office:value-type="float" office:value="44844900" calcext:value-type="float">
            <text:p>44844900</text:p>
          </table:table-cell>
          <table:table-cell table:number-columns-repeated="137"/>
        </table:table-row>
        <table:table-row table:style-name="ro1">
          <table:table-cell office:value-type="float" office:value="51.5842" calcext:value-type="float">
            <text:p>51.5842</text:p>
          </table:table-cell>
          <table:table-cell table:formula="of:=[.A56]*1000000" office:value-type="float" office:value="51584200" calcext:value-type="float">
            <text:p>51584200</text:p>
          </table:table-cell>
          <table:table-cell table:number-columns-repeated="137"/>
        </table:table-row>
        <table:table-row table:style-name="ro1">
          <table:table-cell office:value-type="float" office:value="43.8825" calcext:value-type="float">
            <text:p>43.8825</text:p>
          </table:table-cell>
          <table:table-cell table:formula="of:=[.A57]*1000000" office:value-type="float" office:value="43882500" calcext:value-type="float">
            <text:p>43882500</text:p>
          </table:table-cell>
          <table:table-cell table:number-columns-repeated="137"/>
        </table:table-row>
        <table:table-row table:style-name="ro1">
          <table:table-cell office:value-type="float" office:value="66.7206" calcext:value-type="float">
            <text:p>66.7206</text:p>
          </table:table-cell>
          <table:table-cell table:formula="of:=[.A58]*1000000" office:value-type="float" office:value="66720600" calcext:value-type="float">
            <text:p>66720600</text:p>
          </table:table-cell>
          <table:table-cell table:number-columns-repeated="137"/>
        </table:table-row>
        <table:table-row table:style-name="ro1">
          <table:table-cell office:value-type="float" office:value="83.0563" calcext:value-type="float">
            <text:p>83.0563</text:p>
          </table:table-cell>
          <table:table-cell table:formula="of:=[.A59]*1000000" office:value-type="float" office:value="83056300" calcext:value-type="float">
            <text:p>83056300</text:p>
          </table:table-cell>
          <table:table-cell table:number-columns-repeated="137"/>
        </table:table-row>
        <table:table-row table:style-name="ro1">
          <table:table-cell office:value-type="float" office:value="108.4648" calcext:value-type="float">
            <text:p>108.4648</text:p>
          </table:table-cell>
          <table:table-cell table:formula="of:=[.A60]*1000000" office:value-type="float" office:value="108464800" calcext:value-type="float">
            <text:p>108464800</text:p>
          </table:table-cell>
          <table:table-cell table:number-columns-repeated="137"/>
        </table:table-row>
        <table:table-row table:style-name="ro1">
          <table:table-cell office:value-type="float" office:value="102.7322" calcext:value-type="float">
            <text:p>102.7322</text:p>
          </table:table-cell>
          <table:table-cell table:formula="of:=[.A61]*1000000" office:value-type="float" office:value="102732200" calcext:value-type="float">
            <text:p>102732200</text:p>
          </table:table-cell>
          <table:table-cell table:number-columns-repeated="137"/>
        </table:table-row>
        <table:table-row table:style-name="ro1">
          <table:table-cell office:value-type="float" office:value="80.3177" calcext:value-type="float">
            <text:p>80.3177</text:p>
          </table:table-cell>
          <table:table-cell table:formula="of:=[.A62]*1000000" office:value-type="float" office:value="80317700" calcext:value-type="float">
            <text:p>80317700</text:p>
          </table:table-cell>
          <table:table-cell table:number-columns-repeated="137"/>
        </table:table-row>
        <table:table-row table:style-name="ro1">
          <table:table-cell office:value-type="float" office:value="75.7354" calcext:value-type="float">
            <text:p>75.7354</text:p>
          </table:table-cell>
          <table:table-cell table:formula="of:=[.A63]*1000000" office:value-type="float" office:value="75735400" calcext:value-type="float">
            <text:p>75735400</text:p>
          </table:table-cell>
          <table:table-cell table:number-columns-repeated="137"/>
        </table:table-row>
        <table:table-row table:style-name="ro1">
          <table:table-cell office:value-type="float" office:value="78.4747" calcext:value-type="float">
            <text:p>78.4747</text:p>
          </table:table-cell>
          <table:table-cell table:formula="of:=[.A64]*1000000" office:value-type="float" office:value="78474700" calcext:value-type="float">
            <text:p>78474700</text:p>
          </table:table-cell>
          <table:table-cell table:number-columns-repeated="137"/>
        </table:table-row>
        <table:table-row table:style-name="ro1">
          <table:table-cell office:value-type="float" office:value="62.6123" calcext:value-type="float">
            <text:p>62.6123</text:p>
          </table:table-cell>
          <table:table-cell table:formula="of:=[.A65]*1000000" office:value-type="float" office:value="62612300" calcext:value-type="float">
            <text:p>62612300</text:p>
          </table:table-cell>
          <table:table-cell table:number-columns-repeated="137"/>
        </table:table-row>
        <table:table-row table:style-name="ro1">
          <table:table-cell office:value-type="float" office:value="53.7005" calcext:value-type="float">
            <text:p>53.7005</text:p>
          </table:table-cell>
          <table:table-cell table:formula="of:=[.A66]*1000000" office:value-type="float" office:value="53700500" calcext:value-type="float">
            <text:p>53700500</text:p>
          </table:table-cell>
          <table:table-cell table:number-columns-repeated="137"/>
        </table:table-row>
        <table:table-row table:style-name="ro1">
          <table:table-cell office:value-type="float" office:value="48.6549" calcext:value-type="float">
            <text:p>48.6549</text:p>
          </table:table-cell>
          <table:table-cell table:formula="of:=[.A67]*1000000" office:value-type="float" office:value="48654900" calcext:value-type="float">
            <text:p>48654900</text:p>
          </table:table-cell>
          <table:table-cell table:number-columns-repeated="137"/>
        </table:table-row>
        <table:table-row table:style-name="ro1">
          <table:table-cell office:value-type="float" office:value="44.0264" calcext:value-type="float">
            <text:p>44.0264</text:p>
          </table:table-cell>
          <table:table-cell table:formula="of:=[.A68]*1000000" office:value-type="float" office:value="44026400" calcext:value-type="float">
            <text:p>44026400</text:p>
          </table:table-cell>
          <table:table-cell table:number-columns-repeated="137"/>
        </table:table-row>
        <table:table-row table:style-name="ro1">
          <table:table-cell office:value-type="float" office:value="36.315" calcext:value-type="float">
            <text:p>36.315</text:p>
          </table:table-cell>
          <table:table-cell table:formula="of:=[.A69]*1000000" office:value-type="float" office:value="36315000" calcext:value-type="float">
            <text:p>36315000</text:p>
          </table:table-cell>
          <table:table-cell table:number-columns-repeated="137"/>
        </table:table-row>
        <table:table-row table:style-name="ro1">
          <table:table-cell office:value-type="float" office:value="74.7826" calcext:value-type="float">
            <text:p>74.7826</text:p>
          </table:table-cell>
          <table:table-cell table:formula="of:=[.A70]*1000000" office:value-type="float" office:value="74782600" calcext:value-type="float">
            <text:p>74782600</text:p>
          </table:table-cell>
          <table:table-cell table:number-columns-repeated="137"/>
        </table:table-row>
        <table:table-row table:style-name="ro1">
          <table:table-cell office:value-type="float" office:value="38.7906" calcext:value-type="float">
            <text:p>38.7906</text:p>
          </table:table-cell>
          <table:table-cell table:formula="of:=[.A71]*1000000" office:value-type="float" office:value="38790600" calcext:value-type="float">
            <text:p>38790600</text:p>
          </table:table-cell>
          <table:table-cell table:number-columns-repeated="137"/>
        </table:table-row>
        <table:table-row table:style-name="ro1">
          <table:table-cell office:value-type="float" office:value="34.6215" calcext:value-type="float">
            <text:p>34.6215</text:p>
          </table:table-cell>
          <table:table-cell table:formula="of:=[.A72]*1000000" office:value-type="float" office:value="34621500" calcext:value-type="float">
            <text:p>34621500</text:p>
          </table:table-cell>
          <table:table-cell table:number-columns-repeated="1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2:49:04.376611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07T13:00:06.866383052</dc:date>
    <meta:editing-duration>PT2H29M43S</meta:editing-duration>
    <meta:editing-cycles>66</meta:editing-cycles>
    <meta:generator>LibreOffice/5.1.4.2$Linux_X86_64 LibreOffice_project/10m0$Build-2</meta:generator>
    <meta:document-statistic meta:table-count="9" meta:cell-count="12547" meta:object-count="0"/>
  </office:meta>
</office:document-meta>
</file>